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mm" svg:height="90mm" svg:x="201.71mm" svg:y="34.98mm">
            <draw:object draw:notify-on-update-of-ranges="Sheet1.D2:Sheet1.D41 Sheet1.D1:Sheet1.D1 Sheet1.E2:Sheet1.E41 Sheet1.A2:Sheet1.A41 Sheet1.A1:Sheet1.A1 Sheet1.B2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vg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4" calcext:value-type="float">
            <text:p>0.4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96" calcext:value-type="float">
            <text:p>0.5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94" calcext:value-type="float">
            <text:p>0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43" calcext:value-type="float">
            <text:p>0.70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11" calcext:value-type="float">
            <text:p>0.70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79" calcext:value-type="float">
            <text:p>0.71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12" calcext:value-type="float">
            <text:p>0.72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86" calcext:value-type="float">
            <text:p>0.76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45" calcext:value-type="float">
            <text:p>0.7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22" calcext:value-type="float">
            <text:p>0.77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02" calcext:value-type="float">
            <text:p>0.79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4" calcext:value-type="float">
            <text:p>0.75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49" calcext:value-type="float">
            <text:p>0.81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49" calcext:value-type="float">
            <text:p>0.81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53" calcext:value-type="float">
            <text:p>0.80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7" calcext:value-type="float">
            <text:p>0.81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76" calcext:value-type="float">
            <text:p>0.80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76" calcext:value-type="float">
            <text:p>0.80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22" calcext:value-type="float">
            <text:p>0.82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39" calcext:value-type="float">
            <text:p>0.83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304" calcext:value-type="float">
            <text:p>0.83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248" calcext:value-type="float">
            <text:p>0.82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93" calcext:value-type="float">
            <text:p>0.84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345" calcext:value-type="float">
            <text:p>0.83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75" calcext:value-type="float">
            <text:p>0.85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39" calcext:value-type="float">
            <text:p>0.85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331" calcext:value-type="float">
            <text:p>0.83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89" calcext:value-type="float">
            <text:p>0.848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04" calcext:value-type="float">
            <text:p>0.850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459" calcext:value-type="float">
            <text:p>0.84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32" calcext:value-type="float">
            <text:p>0.84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822" calcext:value-type="float">
            <text:p>0.882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0.8834" calcext:value-type="float">
            <text:p>0.8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83" calcext:value-type="float">
            <text:p>0.87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0.885" calcext:value-type="float">
            <text:p>0.8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23" calcext:value-type="float">
            <text:p>0.88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</text:p>
          </table:table-cell>
          <table:table-cell table:formula="of:=100-[.E42]" office:value-type="float" office:value="11.66" calcext:value-type="float">
            <text:p>11.66</text:p>
          </table:table-cell>
        </table:table-row>
        <table:table-row table:style-name="ro1">
          <table:table-cell office:value-type="string" calcext:value-type="string">
            <text:p>257,218 Params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string" calcext:value-type="string">
            <text:p>257,218 Params</text:p>
          </table:table-cell>
          <table:table-cell/>
        </table:table-row>
        <table:table-row table:style-name="ro1">
          <table:table-cell office:value-type="string" calcext:value-type="string">
            <text:p>Epoch Time: 123s</text:p>
          </table:table-cell>
          <table:table-cell table:formula="of:=100-[.B44]" office:value-type="float" office:value="11.5" calcext:value-type="float">
            <text:p>11.5</text:p>
          </table:table-cell>
          <table:table-cell/>
          <table:table-cell office:value-type="string" calcext:value-type="string">
            <text:p>Epoch Time: 123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1:59:33.985504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30:20.558291470</meta:creation-date>
    <dc:date>2018-04-20T13:22:36.680333009</dc:date>
    <meta:editing-duration>PT3H46M44S</meta:editing-duration>
    <meta:editing-cycles>3</meta:editing-cycles>
    <meta:generator>LibreOffice/5.4.6.2$Linux_X86_64 LibreOffice_project/4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609cm" svg:y="0.316cm" chart:style-name="ch2">
          <text:p>Average pooling vs. Max. Pooling</text:p>
        </chart:title>
        <chart:legend svg:x="13.886cm" svg:y="6.096cm" style:legend-expansion="custom" chartooo:width="1.795cm" chartooo:height="1.096cm" style:legend-expansion-aspect-ratio="1.63777372262774" chart:style-name="ch3"/>
        <chart:plot-area chart:style-name="ch4" table:cell-range-address="Sheet1.D1:Sheet1.D41 Sheet1.E2:Sheet1.E41 Sheet1.A1:Sheet1.A1 Sheet1.B2:Sheet1.B41" chart:data-source-has-labels="row" svg:x="1.331cm" svg:y="1.275cm" svg:width="14.35cm" svg:height="6.565cm">
          <chartooo:coordinate-region svg:x="2.058cm" svg:y="1.475cm" svg:width="13.623cm" svg:height="5.718cm"/>
          <chart:axis chart:dimension="x" chart:name="primary-x" chart:style-name="ch5">
            <chart:title svg:x="7.986cm" svg:y="8.02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Sheet1.E2:Sheet1.E41" chart:label-cell-address="Sheet1.D1:Sheet1.D1" chart:class="chart:scatter">
            <chart:domain table:cell-range-address="Sheet1.D2:Sheet1.D41"/>
            <chart:data-point chart:repeated="40"/>
          </chart:series>
          <chart:series chart:style-name="ch11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g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x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41</svg:desc>
                </draw:g>
              </table:table-cell>
              <table:table-cell office:value-type="float" office:value="0.4625">
                <text:p>0.4625</text:p>
                <draw:g>
                  <svg:desc>Sheet1.E2:Sheet1.E41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604">
                <text:p>0.4604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5996">
                <text:p>0.5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6694">
                <text:p>0.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7043">
                <text:p>0.7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7011">
                <text:p>0.7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7179">
                <text:p>0.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7722">
                <text:p>0.7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7902">
                <text:p>0.7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8053">
                <text:p>0.8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8177">
                <text:p>0.8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8076">
                <text:p>0.8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8076">
                <text:p>0.8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8222">
                <text:p>0.8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8339">
                <text:p>0.8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8493">
                <text:p>0.8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8575">
                <text:p>0.8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8539">
                <text:p>0.8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8331">
                <text:p>0.83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504">
                <text:p>0.8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8822">
                <text:p>0.8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8823">
                <text:p>0.8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